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rial.ttf</text:p>
      <text:p text:style-name="Standard">arialbd.ttf</text:p>
      <text:p text:style-name="Standard">arialbi.ttf</text:p>
      <text:p text:style-name="Standard">ariali.ttf</text:p>
      <text:p text:style-name="Standard">ariblk.ttf</text:p>
      <text:p text:style-name="Standard">bahnschrift.ttf</text:p>
      <text:p text:style-name="Standard">calibri.ttf</text:p>
      <text:p text:style-name="Standard">calibrib.ttf</text:p>
      <text:p text:style-name="Standard">calibrii.ttf</text:p>
      <text:p text:style-name="Standard">calibril.ttf</text:p>
      <text:p text:style-name="Standard">calibrili.ttf</text:p>
      <text:p text:style-name="Standard">calibriz.ttf</text:p>
      <text:p text:style-name="Standard">cambria.ttc</text:p>
      <text:p text:style-name="Standard">cambriab.ttf</text:p>
      <text:p text:style-name="Standard">cambriai.ttf</text:p>
      <text:p text:style-name="Standard">cambriaz.ttf</text:p>
      <text:p text:style-name="Standard">Candara.ttf</text:p>
      <text:p text:style-name="Standard">Candarab.ttf</text:p>
      <text:p text:style-name="Standard">Candarai.ttf</text:p>
      <text:p text:style-name="Standard">Candaraz.ttf</text:p>
      <text:p text:style-name="Standard">comic.ttf</text:p>
      <text:p text:style-name="Standard">comicbd.ttf</text:p>
      <text:p text:style-name="Standard">comici.ttf</text:p>
      <text:p text:style-name="Standard">comicz.ttf</text:p>
      <text:p text:style-name="Standard">consola.ttf</text:p>
      <text:p text:style-name="Standard">consolab.ttf</text:p>
      <text:p text:style-name="Standard">consolai.ttf</text:p>
      <text:p text:style-name="Standard">consolaz.ttf</text:p>
      <text:p text:style-name="Standard">constan.ttf</text:p>
      <text:p text:style-name="Standard">constanb.ttf</text:p>
      <text:p text:style-name="Standard">constani.ttf</text:p>
      <text:p text:style-name="Standard">constanz.ttf</text:p>
      <text:p text:style-name="Standard">corbel.ttf</text:p>
      <text:p text:style-name="Standard">corbelb.ttf</text:p>
      <text:p text:style-name="Standard">corbeli.ttf</text:p>
      <text:p text:style-name="Standard">corbelz.ttf</text:p>
      <text:p text:style-name="Standard">cour.ttf</text:p>
      <text:p text:style-name="Standard">courbd.ttf</text:p>
      <text:p text:style-name="Standard">courbi.ttf</text:p>
      <text:p text:style-name="Standard">couri.ttf</text:p>
      <text:p text:style-name="Standard">ebrima.ttf</text:p>
      <text:p text:style-name="Standard">ebrimabd.ttf</text:p>
      <text:p text:style-name="Standard">framd.ttf</text:p>
      <text:p text:style-name="Standard">framdit.ttf</text:p>
      <text:p text:style-name="Standard">Gabriola.ttf</text:p>
      <text:p text:style-name="Standard">gadugi.ttf</text:p>
      <text:p text:style-name="Standard">gadugib.ttf</text:p>
      <text:p text:style-name="Standard">georgia.ttf</text:p>
      <text:p text:style-name="Standard">georgiab.ttf</text:p>
      <text:p text:style-name="Standard">georgiai.ttf</text:p>
      <text:p text:style-name="Standard">georgiaz.ttf</text:p>
      <text:p text:style-name="Standard">himalaya.ttf</text:p>
      <text:p text:style-name="Standard">holomdl2.ttf</text:p>
      <text:p text:style-name="Standard">impact.ttf</text:p>
      <text:p text:style-name="Standard">Inkfree.ttf</text:p>
      <text:p text:style-name="Standard">javatext.ttf</text:p>
      <text:p text:style-name="Standard">l_10646.ttf</text:p>
      <text:p text:style-name="Standard">LeelaUIb.ttf</text:p>
      <text:p text:style-name="Standard">LeelawUI.ttf</text:p>
      <text:p text:style-name="Standard">LeelUIsl.ttf</text:p>
      <text:p text:style-name="Standard">lucon.ttf</text:p>
      <text:p text:style-name="Standard">malgun.ttf</text:p>
      <text:p text:style-name="Standard">malgunbd.ttf</text:p>
      <text:p text:style-name="Standard">malgunsl.ttf</text:p>
      <text:p text:style-name="Standard">marlett.ttf</text:p>
      <text:p text:style-name="Standard">micross.ttf</text:p>
      <text:p text:style-name="Standard">mingliub.ttc</text:p>
      <text:p text:style-name="Standard">mmrtext.ttf</text:p>
      <text:p text:style-name="Standard">mmrtextb.ttf</text:p>
      <text:p text:style-name="Standard">monbaiti.ttf</text:p>
      <text:p text:style-name="Standard">msgothic.ttc</text:p>
      <text:p text:style-name="Standard">msjh.ttc</text:p>
      <text:p text:style-name="Standard">msjhbd.ttc</text:p>
      <text:p text:style-name="Standard">msjhl.ttc</text:p>
      <text:p text:style-name="Standard">msyh.ttc</text:p>
      <text:p text:style-name="Standard">msyhbd.ttc</text:p>
      <text:p text:style-name="Standard">msyhl.ttc</text:p>
      <text:p text:style-name="Standard">msyi.ttf</text:p>
      <text:p text:style-name="Standard">mvboli.ttf</text:p>
      <text:p text:style-name="Standard">Nirmala.ttf</text:p>
      <text:p text:style-name="Standard">NirmalaB.ttf</text:p>
      <text:p text:style-name="Standard">NirmalaS.ttf</text:p>
      <text:p text:style-name="Standard">ntailu.ttf</text:p>
      <text:p text:style-name="Standard">ntailub.ttf</text:p>
      <text:p text:style-name="Standard">pala.ttf</text:p>
      <text:p text:style-name="Standard">palab.ttf</text:p>
      <text:p text:style-name="Standard">palabi.ttf</text:p>
      <text:p text:style-name="Standard">palai.ttf</text:p>
      <text:p text:style-name="Standard">phagspa.ttf</text:p>
      <text:p text:style-name="Standard">phagspab.ttf</text:p>
      <text:p text:style-name="Standard">segmdl2.ttf</text:p>
      <text:p text:style-name="Standard">segoepr.ttf</text:p>
      <text:p text:style-name="Standard">segoeprb.ttf</text:p>
      <text:p text:style-name="Standard">segoesc.ttf</text:p>
      <text:p text:style-name="Standard">segoescb.ttf</text:p>
      <text:p text:style-name="Standard">segoeui.ttf</text:p>
      <text:p text:style-name="Standard">segoeuib.ttf</text:p>
      <text:p text:style-name="Standard">segoeuii.ttf</text:p>
      <text:p text:style-name="Standard">segoeuil.ttf</text:p>
      <text:p text:style-name="Standard">segoeuisl.ttf</text:p>
      <text:p text:style-name="Standard">segoeuiz.ttf</text:p>
      <text:p text:style-name="Standard">seguibl.ttf</text:p>
      <text:p text:style-name="Standard">seguibli.ttf</text:p>
      <text:p text:style-name="Standard">seguiemj.ttf</text:p>
      <text:p text:style-name="Standard">seguihis.ttf</text:p>
      <text:p text:style-name="Standard">seguili.ttf</text:p>
      <text:p text:style-name="Standard">seguisb.ttf</text:p>
      <text:p text:style-name="Standard">seguisbi.ttf</text:p>
      <text:p text:style-name="Standard">seguisli.ttf</text:p>
      <text:p text:style-name="Standard">seguisym.ttf</text:p>
      <text:p text:style-name="Standard">simsun.ttc</text:p>
      <text:p text:style-name="Standard">simsunb.ttf</text:p>
      <text:p text:style-name="Standard">Sitka.ttc</text:p>
      <text:p text:style-name="Standard">SitkaB.ttc</text:p>
      <text:p text:style-name="Standard">SitkaI.ttc</text:p>
      <text:p text:style-name="Standard">SitkaZ.ttc</text:p>
      <text:p text:style-name="Standard">sylfaen.ttf</text:p>
      <text:p text:style-name="Standard">symbol.ttf</text:p>
      <text:p text:style-name="Standard">tahoma.ttf</text:p>
      <text:p text:style-name="Standard">tahomabd.ttf</text:p>
      <text:p text:style-name="Standard">taile.ttf</text:p>
      <text:p text:style-name="Standard">taileb.ttf</text:p>
      <text:p text:style-name="Standard">times.ttf</text:p>
      <text:p text:style-name="Standard">timesbd.ttf</text:p>
      <text:p text:style-name="Standard">timesbi.ttf</text:p>
      <text:p text:style-name="Standard">timesi.ttf</text:p>
      <text:p text:style-name="Standard">trebuc.ttf</text:p>
      <text:p text:style-name="Standard">trebucbd.ttf</text:p>
      <text:p text:style-name="Standard">trebucbi.ttf</text:p>
      <text:p text:style-name="Standard">trebucit.ttf</text:p>
      <text:p text:style-name="Standard">verdana.ttf</text:p>
      <text:p text:style-name="Standard">verdanab.ttf</text:p>
      <text:p text:style-name="Standard">verdanai.ttf</text:p>
      <text:p text:style-name="Standard">verdanaz.ttf</text:p>
      <text:p text:style-name="Standard">webdings.ttf</text:p>
      <text:p text:style-name="Standard">wingding.ttf</text:p>
      <text:p text:style-name="Standard">YuGothB.ttc</text:p>
      <text:p text:style-name="Standard">YuGothL.ttc</text:p>
      <text:p text:style-name="Standard">YuGothM.ttc</text:p>
      <text:p text:style-name="Standard">YuGothR.tt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3" fo:column-gap="0in">
          <style:column style:rel-width="3324*" fo:start-indent="0in" fo:end-indent="0in"/>
          <style:column style:rel-width="3324*" fo:start-indent="0in" fo:end-indent="0in"/>
          <style:column style:rel-width="3324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0-02-28T07:38:47.47</dc:date>
    <dc:creator>Doug Johnson</dc:creator>
    <meta:generator>OpenOffice/4.1.5$Win32 OpenOffice.org_project/415m1$Build-9789</meta:generator>
    <meta:document-statistic meta:table-count="0" meta:image-count="0" meta:object-count="0" meta:page-count="1" meta:paragraph-count="140" meta:word-count="140" meta:character-count="1541"/>
    <meta:editing-duration>PT5M13S</meta:editing-duration>
    <meta:editing-cycles>1</meta:editing-cycles>
  </office:meta>
</office:document-meta>
</file>